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92381503059392054" text:style-name="L1">
        <text:list-item>
          <text:p text:style-name="P1">Pierre Mercklé (spécialiste du numérique)</text:p>
        </text:list-item>
      </text:list>
      <text:p text:style-name="Standard">Thème : identité de soi</text:p>
      <text:p text:style-name="Standard"/>
      <text:p text:style-name="Standard">Difficulté de trouver son identité sur internet. </text:p>
      <text:p text:style-name="Standard">Affranchissement des barrières sociales.</text:p>
      <text:p text:style-name="Standard"/>
      <text:list xml:id="list4572230231180376619" text:style-name="L2">
        <text:list-item>
          <text:p text:style-name="P2">Dominique Cardon</text:p>
        </text:list-item>
      </text:list>
      <text:p text:style-name="Standard">Thème : exposition de son identité sur internet</text:p>
      <text:p text:style-name="Standard"/>
      <text:p text:style-name="Standard">Discussion reste interpersonnelle, mais n'est plus privée mais publique</text:p>
      <text:p text:style-name="Standard">Chacun cherche une « approbation » des autres</text:p>
      <text:p text:style-name="Standard">Plus de gène sur l'exposition des infos ; pour les jeunes, leur seul crainte est que ces infos soient révélé à des figures d'autorité</text:p>
      <text:p text:style-name="Standard"/>
      <text:list xml:id="list8198675697703399218" text:style-name="L3">
        <text:list-item>
          <text:p text:style-name="P3">Hubert Guillaud</text:p>
        </text:list-item>
      </text:list>
      <text:p text:style-name="Standard">Thème : le rôle social du bavardage</text:p>
      <text:p text:style-name="Standard"/>
      <text:p text:style-name="Standard">Parole superficielle sur réseaux sociaux → surplus d'information</text:p>
      <text:p text:style-name="Standard">Post est réalisé dans un contexte mais ces posts sont incompris par les étrangers au contexte</text:p>
      <text:p text:style-name="Standard">Bavardage → parasitage → focalisation sur autre chose</text:p>
      <text:p text:style-name="Standard">Note du comportement des autres</text:p>
      <text:p text:style-name="Standard"/>
      <text:list xml:id="list4109091145909230986" text:style-name="L4">
        <text:list-item>
          <text:p text:style-name="P4">Julia Vergely</text:p>
        </text:list-item>
      </text:list>
      <text:p text:style-name="Standard">Thème : difficulté rupture à l'ère des réseaux sociaux</text:p>
      <text:p text:style-name="Standard"/>
      <text:p text:style-name="Standard">Deux ruptures : IRL et sur réseaux sociaux</text:p>
      <text:p text:style-name="Standard">Rupture virtuelle plus difficile → envie de toujours trouver des infos sur l'autre</text:p>
      <text:p text:style-name="Standard"/>
      <text:list xml:id="list5935956490820565880" text:style-name="L5">
        <text:list-item>
          <text:p text:style-name="P5">David Abiker</text:p>
        </text:list-item>
      </text:list>
      <text:p text:style-name="Standard">Thème : Sur internet, nus sommes tous pairs</text:p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IRL</text:p>
          </table:table-cell>
          <table:table-cell table:style-name="Tableau1.B1" office:value-type="string">
            <text:p text:style-name="Table_20_Contents">WEB</text:p>
          </table:table-cell>
        </table:table-row>
        <table:table-row>
          <table:table-cell table:style-name="Tableau1.A2" office:value-type="string">
            <text:p text:style-name="Table_20_Contents">- Non parité</text:p>
            <text:p text:style-name="Table_20_Contents">- Identité connue</text:p>
            <text:p text:style-name="Table_20_Contents">- </text:p>
            <text:p text:style-name="Table_20_Contents">- </text:p>
          </table:table-cell>
          <table:table-cell table:style-name="Tableau1.B2" office:value-type="string">
            <text:p text:style-name="Table_20_Contents">- Parité</text:p>
            <text:p text:style-name="Table_20_Contents">-Identité factice/indéterminée</text:p>
            <text:p text:style-name="Table_20_Contents">- Pas de ségrégation sexiste</text:p>
            <text:p text:style-name="Table_20_Contents">- Libération paroles femmes/victimes inégalité</text:p>
          </table:table-cell>
        </table:table-row>
      </table:table>
      <text:p text:style-name="Standard"/>
      <text:list xml:id="list7442534474401869582" text:style-name="L6">
        <text:list-item>
          <text:p text:style-name="P6">Fabien Granjon</text:p>
        </text:list-item>
      </text:list>
      <text:p text:style-name="Standard">Thème : Le web fait il a révolution</text:p>
      <text:p text:style-name="Standard"/>
      <text:p text:style-name="Standard">Internet facilite liberté d'expression</text:p>
      <text:p text:style-name="Standard"/>
      <text:list xml:id="list2311941948727906266" text:style-name="L7">
        <text:list-item>
          <text:p text:style-name="P7">Sophie</text:p>
        </text:list-item>
      </text:list>
      <text:p text:style-name="Standard">à complét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Émission : place de la toile</text:p>
      <text:p text:style-name="Standard">Culture numérique et jeunesse inculte</text:p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>Culturé</text:p>
          </table:table-cell>
          <table:table-cell table:style-name="Tableau2.B1" office:value-type="string">
            <text:p text:style-name="Table_20_Contents">déculturé</text:p>
          </table:table-cell>
        </table:table-row>
        <table:table-row>
          <table:table-cell table:style-name="Tableau2.A2" office:value-type="string">
            <text:p text:style-name="Table_20_Contents">Internet n'est pas la télévision</text:p>
            <text:p text:style-name="Table_20_Contents">Obligation être actif</text:p>
            <text:p text:style-name="Table_20_Contents">Internet pousse vers l'extérieur</text:p>
            <text:p text:style-name="Table_20_Contents">Appropriation de l'information</text:p>
            <text:p text:style-name="Table_20_Contents">Porteur de changement</text:p>
            <text:p text:style-name="Table_20_Contents">Autonomie</text:p>
            <text:p text:style-name="Table_20_Contents">« Culture de l'amateur » (envi de partager)</text:p>
            <text:p text:style-name="Table_20_Contents"/>
          </table:table-cell>
          <table:table-cell table:style-name="Tableau2.B2" office:value-type="string">
            <text:p text:style-name="Table_20_Contents">Ne lisent plus</text:p>
            <text:p text:style-name="Table_20_Contents">errent sur internet</text:p>
            <text:p text:style-name="Table_20_Contents">Addiction</text:p>
            <text:p text:style-name="Table_20_Contents">Ne sont plus intéressé par la culture</text:p>
            <text:p text:style-name="Table_20_Contents">Copier/coller sur internet</text:p>
            <text:p text:style-name="Table_20_Contents">Crédulité trop forte</text:p>
            <text:p text:style-name="Table_20_Contents">confrontation à ultra-violence</text:p>
            <text:p text:style-name="Table_20_Contents">Avatar virtuel</text:p>
            <text:p text:style-name="Table_20_Contents">Présent permanent, aucun recul</text:p>
            <text:p text:style-name="Table_20_Contents">Surplus pu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10:33:19.86</meta:creation-date>
    <meta:document-statistic meta:table-count="2" meta:image-count="0" meta:object-count="0" meta:page-count="2" meta:paragraph-count="57" meta:word-count="279" meta:character-count="1757"/>
    <dc:date>2013-11-06T12:00:39.25</dc:date>
    <meta:editing-duration>PT11M4S</meta:editing-duration>
    <meta:editing-cycles>1</meta:editing-cycles>
    <meta:generator>OpenOffice/4.0.0$Win32 OpenOffice.org_project/400m3$Build-9702</meta:generator>
  </office:meta>
</office:document-meta>
</file>